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2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Text_20_body" style:master-page-name="Standard">
      <style:paragraph-properties fo:text-align="end" style:justify-single-word="false" style:page-number="auto"/>
    </style:style>
    <style:style style:name="P19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roforma Invoice No. : <text:placeholder text:placeholder-type="text">&lt;get_invoice_no(o.name)&gt;</text:placeholder></text:p>
            <text:p text:style-name="P3">Date<text:tab/> <text:s text:c="21"/>: <text:placeholder text:placeholder-type="text">&lt;convert_date_d_B_Y(o.date_order)&gt;</text:placeholder></text:p>
            <text:p text:style-name="P3">Customer's PO No. <text:s text:c="2"/>: <text:placeholder text:placeholder-type="text">&lt;o.customer_po_no&gt;</text:placeholder></text:p>
            <text:p text:style-name="P3">Quotation No <text:s text:c="12"/>: <text:placeholder text:placeholder-type="text">&lt;o.name&gt;</text:placeholder></text:p>
            <text:p text:style-name="P3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<text:span text:style-name="T1">Ship To:</text:span>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P/N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Qty</text:p>
          </table:table-cell>
          <table:table-cell table:style-name="Table2.A1" table:number-columns-spanned="2" office:value-type="string">
            <text:p text:style-name="P4">Unit Price</text:p>
          </table:table-cell>
          <table:covered-table-cell/>
          <table:table-cell table:style-name="Table2.A1" office:value-type="string">
            <text:p text:style-name="P4">Value</text:p>
          </table:table-cell>
        </table:table-row>
        <table:table-row>
          <table:table-cell table:style-name="Table2.A2" table:number-columns-spanned="7" office:value-type="string">
            <text:p text:style-name="P15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part_no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12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4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6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7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6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6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6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7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0">DBS Bank, South Bridge Road Branch, </text:p>
      <text:p text:style-name="P10">Address: BLK 531 Upper Cross ST #01-51 Hong Lim Complex Singapore 050531 </text:p>
      <text:p text:style-name="P10">Swift Code: DBSSSGSG </text:p>
      <text:p text:style-name="P11"><draw:rect text:anchor-type="paragraph" draw:z-index="2" draw:style-name="gr1" draw:text-style-name="P20" svg:width="5.51mm" svg:height="5.74mm" svg:x="-0.11mm" svg:y="3.46mm"><text:p/></draw:rect><draw:rect text:anchor-type="paragraph" draw:z-index="1" draw:style-name="gr1" draw:text-style-name="P20" svg:width="5.51mm" svg:height="5.74mm" svg:x="88.51mm" svg:y="3.25mm"><text:p/></draw:rect></text:p>
      <text:p text:style-name="P11"><text:s text:c="7"/>SGD Account No: 010-901174-9<text:tab/> <text:s text:c="4"/>USD Account No: 0010-001213-01-2 </text:p>
      <text:p text:style-name="P6"/>
      <text:p text:style-name="P6"/>
      <text:p text:style-name="P6">2. Remittance advice should clearly indicate our Invoice Number. </text:p>
      <text:p text:style-name="P9"/>
      <text:p text:style-name="P9"><text:s text:c="9"/></text:p>
      <text:p text:style-name="P6"/>
      <text:p text:style-name="P6"/>
      <text:p text:style-name="P7"><text:tab/></text:p>
      <text:p text:style-name="P8">Authorized Signature <text:s text:c="1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0:07:17</dc:date>
    <dc:creator>phung11764 </dc:creator>
    <meta:editing-duration>PT1H12M3S</meta:editing-duration>
    <meta:editing-cycles>204</meta:editing-cycles>
    <meta:document-statistic meta:table-count="2" meta:image-count="0" meta:object-count="0" meta:page-count="1" meta:paragraph-count="57" meta:word-count="222" meta:character-count="2005" meta:non-whitespace-character-count="1750"/>
  </office:meta>
</office:document-meta>
</file>